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5" style:family="graphic" style:parent-style-name="standard">
      <style:graphic-properties draw:stroke="solid" draw:fill="none" fo:min-height="0.763cm"/>
      <style:paragraph-properties style:writing-mode="lr-tb"/>
    </style:style>
    <style:style style:name="gr56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57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0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1" style:family="graphic" style:parent-style-name="measure">
      <style:graphic-properties fo:min-height="0.96cm"/>
      <style:paragraph-properties style:writing-mode="lr-tb"/>
    </style:style>
    <style:style style:name="gr62" style:family="graphic" style:parent-style-name="measure">
      <style:graphic-properties fo:min-height="0.913cm"/>
      <style:paragraph-properties style:writing-mode="lr-tb"/>
    </style:style>
    <style:style style:name="gr63" style:family="graphic" style:parent-style-name="measure">
      <style:graphic-properties fo:min-height="0.969cm"/>
      <style:paragraph-properties style:writing-mode="lr-tb"/>
    </style:style>
    <style:style style:name="gr64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918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881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5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5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5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5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5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5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5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6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0.881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5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5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5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6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6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6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4" draw:text-style-name="P27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0T20:28:43.690000000</dc:date>
    <meta:editing-duration>PT12H46M43S</meta:editing-duration>
    <meta:editing-cycles>124</meta:editing-cycles>
    <meta:generator>LibreOffice/7.3.5.2$Windows_X86_64 LibreOffice_project/184fe81b8c8c30d8b5082578aee2fed2ea847c01</meta:generator>
    <meta:document-statistic meta:object-count="507"/>
  </office:meta>
</office:document-meta>
</file>